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1" svg:font-family="'Times New Roman'" style:font-family-generic="roma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line-height="150%" fo:text-align="justify" style:justify-single-word="false"/>
      <style:text-properties fo:font-variant="normal" fo:text-transform="none" style:font-name="Times New Roman" fo:font-size="12pt" officeooo:rsid="00150378" officeooo:paragraph-rsid="00150378" style:font-size-asian="10.5pt" style:font-size-complex="12pt"/>
    </style:style>
    <style:style style:name="P3" style:family="paragraph" style:parent-style-name="Standard">
      <style:paragraph-properties fo:line-height="150%" fo:text-align="justify" style:justify-single-word="false"/>
      <style:text-properties fo:font-variant="normal" fo:text-transform="none" style:font-name="Times New Roman" fo:font-size="12pt" officeooo:rsid="00150378" officeooo:paragraph-rsid="00170cd1" style:font-size-asian="10.5pt" style:font-size-complex="12pt"/>
    </style:style>
    <style:style style:name="P4" style:family="paragraph" style:parent-style-name="Standard">
      <style:paragraph-properties fo:line-height="150%" fo:text-align="justify" style:justify-single-word="false"/>
      <style:text-properties fo:font-variant="normal" fo:text-transform="none" style:font-name="Times New Roman" fo:font-size="12pt" officeooo:rsid="00150378" officeooo:paragraph-rsid="002e064d" style:font-size-asian="10.5pt" style:font-size-complex="12pt"/>
    </style:style>
    <style:style style:name="P5" style:family="paragraph" style:parent-style-name="Standard">
      <style:paragraph-properties fo:line-height="150%" fo:text-align="justify" style:justify-single-word="false"/>
      <style:text-properties fo:font-variant="normal" fo:text-transform="none" style:font-name="Times New Roman" fo:font-size="12pt" officeooo:rsid="001bfcce" officeooo:paragraph-rsid="001bfcce" style:font-size-asian="10.5pt" style:font-size-complex="12pt"/>
    </style:style>
    <style:style style:name="P6" style:family="paragraph" style:parent-style-name="Standard">
      <style:paragraph-properties fo:line-height="150%" fo:text-align="justify" style:justify-single-word="false"/>
      <style:text-properties fo:font-variant="normal" fo:text-transform="none" style:font-name="Times New Roman" fo:font-size="13pt" fo:font-style="italic" officeooo:rsid="001bfcce" officeooo:paragraph-rsid="001bfcce" style:font-size-asian="13pt" style:font-style-asian="italic" style:font-size-complex="13pt" style:font-style-complex="italic"/>
    </style:style>
    <style:style style:name="P7" style:family="paragraph" style:parent-style-name="Standard">
      <style:paragraph-properties fo:line-height="150%" fo:text-align="center" style:justify-single-word="false"/>
      <style:text-properties fo:font-variant="small-caps" style:font-name="Times New Roman" fo:font-size="15pt" officeooo:rsid="00150378" officeooo:paragraph-rsid="00150378" style:font-size-asian="13.1000003814697pt" style:font-size-complex="15pt"/>
    </style:style>
    <style:style style:name="P8" style:family="paragraph" style:parent-style-name="Standard" style:master-page-name="">
      <style:paragraph-properties fo:margin-left="0cm" fo:margin-right="0cm" fo:line-height="150%" fo:text-align="justify" style:justify-single-word="false" fo:text-indent="0cm" style:auto-text-indent="false" style:page-number="auto"/>
      <style:text-properties fo:font-variant="normal" fo:text-transform="none" style:font-name="Times New Roman" fo:font-size="12pt" officeooo:rsid="001bfcce" officeooo:paragraph-rsid="001bfcce" style:font-size-asian="10.5pt" style:font-size-complex="12pt"/>
    </style:style>
    <style:style style:name="P9" style:family="paragraph" style:parent-style-name="Standard">
      <style:paragraph-properties fo:margin-left="0cm" fo:margin-right="0cm" fo:line-height="150%" fo:text-align="justify" style:justify-single-word="false" fo:text-indent="0cm" style:auto-text-indent="false"/>
      <style:text-properties fo:font-variant="normal" fo:text-transform="none" style:font-name="Times New Roman" fo:font-size="12pt" officeooo:rsid="001bfcce" officeooo:paragraph-rsid="001bfcce" style:font-size-asian="10.5pt" style:font-size-complex="12pt"/>
    </style:style>
    <style:style style:name="P10" style:family="paragraph" style:parent-style-name="Standard">
      <style:paragraph-properties fo:margin-left="0cm" fo:margin-right="0cm" fo:line-height="150%" fo:text-align="justify" style:justify-single-word="false" fo:text-indent="0cm" style:auto-text-indent="false"/>
      <style:text-properties fo:font-variant="normal" fo:text-transform="none" style:font-name="Times New Roman" fo:font-size="12pt" officeooo:rsid="001bfcce" officeooo:paragraph-rsid="00245ffd" style:font-size-asian="10.5pt" style:font-size-complex="12pt"/>
    </style:style>
    <style:style style:name="P11" style:family="paragraph" style:parent-style-name="Standard">
      <style:paragraph-properties fo:margin-left="0cm" fo:margin-right="0cm" fo:line-height="150%" fo:text-align="justify" style:justify-single-word="false" fo:text-indent="0cm" style:auto-text-indent="false"/>
      <style:text-properties fo:font-variant="normal" fo:text-transform="none" style:font-name="Times New Roman" fo:font-size="12pt" officeooo:rsid="001bfcce" officeooo:paragraph-rsid="002831b7" style:font-size-asian="10.5pt" style:font-size-complex="12pt"/>
    </style:style>
    <style:style style:name="P12" style:family="paragraph" style:parent-style-name="Standard">
      <style:paragraph-properties fo:margin-left="0cm" fo:margin-right="0cm" fo:line-height="150%" fo:text-align="justify" style:justify-single-word="false" fo:text-indent="0cm" style:auto-text-indent="false"/>
      <style:text-properties fo:font-variant="normal" fo:text-transform="none" style:font-name="Times New Roman" fo:font-size="12pt" officeooo:rsid="001bfcce" officeooo:paragraph-rsid="003577df" style:font-size-asian="10.5pt" style:font-size-complex="12pt"/>
    </style:style>
    <style:style style:name="P13" style:family="paragraph" style:parent-style-name="Standard">
      <style:paragraph-properties fo:margin-left="0cm" fo:margin-right="0cm" fo:line-height="150%" fo:text-align="justify" style:justify-single-word="false" fo:text-indent="0cm" style:auto-text-indent="false"/>
      <style:text-properties fo:font-variant="normal" fo:text-transform="none" style:font-name="Times New Roman" fo:font-size="12pt" officeooo:rsid="003687ce" officeooo:paragraph-rsid="003687ce" style:font-size-asian="10.5pt" style:font-size-complex="12pt"/>
    </style:style>
    <style:style style:name="P14" style:family="paragraph" style:parent-style-name="Standard">
      <style:paragraph-properties fo:margin-left="0cm" fo:margin-right="0cm" fo:line-height="150%" fo:text-align="justify" style:justify-single-word="false" fo:text-indent="0cm" style:auto-text-indent="false"/>
      <style:text-properties fo:font-variant="normal" fo:text-transform="none" style:font-name="Times New Roman" fo:font-size="12pt" officeooo:rsid="003687ce" officeooo:paragraph-rsid="0043be28" style:font-size-asian="10.5pt" style:font-size-complex="12pt"/>
    </style:style>
    <style:style style:name="P15" style:family="paragraph" style:parent-style-name="Standard">
      <style:paragraph-properties fo:margin-left="0cm" fo:margin-right="0cm" fo:line-height="150%" fo:text-align="justify" style:justify-single-word="false" fo:text-indent="0cm" style:auto-text-indent="false"/>
      <style:text-properties fo:font-variant="normal" fo:text-transform="none" style:font-name="Times New Roman" fo:font-size="12pt" officeooo:rsid="003687ce" officeooo:paragraph-rsid="00489623" style:font-size-asian="10.5pt" style:font-size-complex="12pt"/>
    </style:style>
    <style:style style:name="P16" style:family="paragraph" style:parent-style-name="Standard">
      <style:paragraph-properties fo:margin-left="0cm" fo:margin-right="0cm" fo:line-height="150%" fo:text-align="justify" style:justify-single-word="false" fo:text-indent="0cm" style:auto-text-indent="false"/>
      <style:text-properties fo:font-variant="normal" fo:text-transform="none" style:font-name="Times New Roman" fo:font-size="12pt" officeooo:rsid="003687ce" officeooo:paragraph-rsid="004dabd1" style:font-size-asian="10.5pt" style:font-size-complex="12pt"/>
    </style:style>
    <style:style style:name="P17" style:family="paragraph" style:parent-style-name="Standard">
      <style:paragraph-properties fo:margin-left="0cm" fo:margin-right="0cm" fo:line-height="150%" fo:text-align="justify" style:justify-single-word="false" fo:text-indent="0cm" style:auto-text-indent="false"/>
      <style:text-properties fo:font-variant="normal" fo:text-transform="none" style:font-name="Times New Roman" fo:font-size="12pt" officeooo:rsid="003687ce" officeooo:paragraph-rsid="004fd5ac" style:font-size-asian="10.5pt" style:font-size-complex="12pt"/>
    </style:style>
    <style:style style:name="P18" style:family="paragraph" style:parent-style-name="Standard">
      <style:paragraph-properties fo:margin-left="0cm" fo:margin-right="0cm" fo:line-height="150%" fo:text-align="justify" style:justify-single-word="false" fo:text-indent="0cm" style:auto-text-indent="false"/>
      <style:text-properties fo:font-variant="normal" fo:text-transform="none" style:font-name="Times New Roman" fo:font-size="12pt" officeooo:rsid="003ca0fe" officeooo:paragraph-rsid="004dabd1" style:font-size-asian="10.5pt" style:font-size-complex="12pt"/>
    </style:style>
    <style:style style:name="P19" style:family="paragraph" style:parent-style-name="Standard">
      <style:paragraph-properties fo:margin-left="0cm" fo:margin-right="0cm" fo:line-height="150%" fo:text-align="justify" style:justify-single-word="false" fo:text-indent="0cm" style:auto-text-indent="false"/>
      <style:text-properties fo:font-variant="normal" fo:text-transform="none" style:font-name="Times New Roman" fo:font-size="12pt" officeooo:rsid="0043be28" officeooo:paragraph-rsid="004da0d1" style:font-size-asian="10.5pt" style:font-size-complex="12pt"/>
    </style:style>
    <style:style style:name="P20" style:family="paragraph" style:parent-style-name="Standard">
      <style:paragraph-properties fo:margin-left="0cm" fo:margin-right="0cm" fo:line-height="150%" fo:text-align="justify" style:justify-single-word="false" fo:text-indent="0cm" style:auto-text-indent="false"/>
      <style:text-properties fo:font-variant="normal" fo:text-transform="none" style:font-name="Times New Roman" fo:font-size="12pt" fo:font-style="normal" officeooo:rsid="0054768a" officeooo:paragraph-rsid="0054768a" style:font-size-asian="10.5pt" style:font-style-asian="normal" style:font-size-complex="12pt" style:font-style-complex="normal"/>
    </style:style>
    <style:style style:name="P21" style:family="paragraph" style:parent-style-name="Standard">
      <style:paragraph-properties fo:margin-left="0cm" fo:margin-right="0cm" fo:line-height="150%" fo:text-align="justify" style:justify-single-word="false" fo:text-indent="0cm" style:auto-text-indent="false"/>
      <style:text-properties fo:font-variant="normal" fo:text-transform="none" style:font-name="Times New Roman" fo:font-size="13pt" fo:font-style="italic" officeooo:rsid="003687ce" officeooo:paragraph-rsid="003687ce" style:font-size-asian="13pt" style:font-style-asian="italic" style:font-size-complex="13pt" style:font-style-complex="italic"/>
    </style:style>
    <style:style style:name="P22" style:family="paragraph" style:parent-style-name="Standard" style:master-page-name="">
      <style:paragraph-properties fo:margin-left="2.499cm" fo:margin-right="0cm" fo:line-height="150%" fo:text-align="justify" style:justify-single-word="false" fo:text-indent="0.499cm" style:auto-text-indent="false" style:page-number="auto"/>
      <style:text-properties fo:font-variant="normal" fo:text-transform="none" style:font-name="Times New Roman" fo:font-size="10pt" officeooo:rsid="001bfcce" officeooo:paragraph-rsid="0055eb93" style:font-size-asian="8.75pt" style:font-size-complex="10pt"/>
    </style:style>
    <style:style style:name="P23" style:family="paragraph" style:parent-style-name="Standard" style:master-page-name="">
      <style:paragraph-properties fo:margin-left="2.499cm" fo:margin-right="0cm" fo:line-height="150%" fo:text-align="justify" style:justify-single-word="false" fo:text-indent="0.499cm" style:auto-text-indent="false" style:page-number="auto"/>
      <style:text-properties fo:font-variant="normal" fo:text-transform="none" style:font-name="Times New Roman" fo:font-size="10pt" fo:font-style="normal" officeooo:rsid="003687ce" officeooo:paragraph-rsid="0054768a" style:font-size-asian="8.75pt" style:font-style-asian="normal" style:font-size-complex="10pt" style:font-style-complex="normal"/>
    </style:style>
    <style:style style:name="P24" style:family="paragraph" style:parent-style-name="Standard" style:master-page-name="">
      <style:paragraph-properties fo:margin-left="2.499cm" fo:margin-right="0cm" fo:line-height="150%" fo:text-align="justify" style:justify-single-word="false" fo:text-indent="0.499cm" style:auto-text-indent="false" style:page-number="auto"/>
      <style:text-properties fo:font-variant="normal" fo:text-transform="none" style:font-name="Times New Roman" fo:font-size="10pt" fo:font-style="italic" officeooo:rsid="003687ce" officeooo:paragraph-rsid="0054768a" style:font-size-asian="8.75pt" style:font-style-asian="italic" style:font-size-complex="10pt" style:font-style-complex="italic"/>
    </style:style>
    <style:style style:name="P25" style:family="paragraph" style:parent-style-name="Standard" style:master-page-name="">
      <style:paragraph-properties fo:margin-left="2.499cm" fo:margin-right="0cm" fo:line-height="150%" fo:text-align="justify" style:justify-single-word="false" fo:text-indent="0.499cm" style:auto-text-indent="false" style:page-number="auto"/>
      <style:text-properties fo:font-variant="normal" fo:text-transform="none" style:font-name="Times New Roman" fo:font-size="10pt" fo:font-weight="normal" officeooo:rsid="001f38c1" officeooo:paragraph-rsid="0055eb93" style:font-size-asian="8.75pt" style:font-weight-asian="normal" style:font-size-complex="10pt" style:font-weight-complex="normal"/>
    </style:style>
    <style:style style:name="P26" style:family="paragraph" style:parent-style-name="Standard" style:master-page-name="">
      <style:paragraph-properties fo:margin-left="2.499cm" fo:margin-right="0cm" fo:line-height="150%" fo:text-align="justify" style:justify-single-word="false" fo:text-indent="0.499cm" style:auto-text-indent="false" style:page-number="auto"/>
      <style:text-properties fo:font-variant="normal" fo:text-transform="none" style:font-name="Times New Roman1" fo:font-size="10pt" fo:font-weight="normal" officeooo:rsid="0029b081" officeooo:paragraph-rsid="002831b7" style:font-size-asian="8.75pt" style:font-weight-asian="normal" style:font-size-complex="10pt" style:font-weight-complex="normal"/>
    </style:style>
    <style:style style:name="P27" style:family="paragraph" style:parent-style-name="Standard" style:master-page-name="">
      <style:paragraph-properties fo:margin-left="2.499cm" fo:margin-right="0cm" fo:line-height="150%" fo:text-align="justify" style:justify-single-word="false" fo:text-indent="0.499cm" style:auto-text-indent="false" style:page-number="auto"/>
      <style:text-properties fo:font-variant="normal" fo:text-transform="none" style:font-name="Times New Roman1" fo:font-size="10pt" fo:font-style="normal" officeooo:rsid="0054768a" officeooo:paragraph-rsid="0054768a" style:font-name-asian="Times New Roman1" style:font-size-asian="8.75pt" style:font-style-asian="normal" style:font-name-complex="Times New Roman1" style:font-size-complex="10pt" style:font-style-complex="normal"/>
    </style:style>
    <style:style style:name="T1" style:family="text">
      <style:text-properties officeooo:rsid="0016c096"/>
    </style:style>
    <style:style style:name="T2" style:family="text">
      <style:text-properties fo:font-weight="normal" style:font-weight-asian="normal" style:font-weight-complex="normal"/>
    </style:style>
    <style:style style:name="T3" style:family="text">
      <style:text-properties fo:font-weight="normal" officeooo:rsid="0016c096" style:font-weight-asian="normal" style:font-weight-complex="normal"/>
    </style:style>
    <style:style style:name="T4" style:family="text">
      <style:text-properties fo:font-weight="normal" officeooo:rsid="00170cd1" style:font-weight-asian="normal" style:font-weight-complex="normal"/>
    </style:style>
    <style:style style:name="T5" style:family="text">
      <style:text-properties fo:font-weight="normal" officeooo:rsid="00189645" style:font-weight-asian="normal" style:font-weight-complex="normal"/>
    </style:style>
    <style:style style:name="T6" style:family="text">
      <style:text-properties fo:font-weight="normal" officeooo:rsid="0018cc6a" style:font-weight-asian="normal" style:font-weight-complex="normal"/>
    </style:style>
    <style:style style:name="T7" style:family="text">
      <style:text-properties fo:font-weight="normal" officeooo:rsid="0019ffd6" style:font-weight-asian="normal" style:font-weight-complex="normal"/>
    </style:style>
    <style:style style:name="T8" style:family="text">
      <style:text-properties fo:font-weight="normal" officeooo:rsid="001cfc39" style:font-weight-asian="normal" style:font-weight-complex="normal"/>
    </style:style>
    <style:style style:name="T9" style:family="text">
      <style:text-properties fo:font-weight="normal" officeooo:rsid="001e6e6a" style:font-weight-asian="normal" style:font-weight-complex="normal"/>
    </style:style>
    <style:style style:name="T10" style:family="text">
      <style:text-properties fo:font-weight="normal" officeooo:rsid="001f38c1" style:font-weight-asian="normal" style:font-weight-complex="normal"/>
    </style:style>
    <style:style style:name="T11" style:family="text">
      <style:text-properties fo:font-weight="normal" officeooo:rsid="001f606f" style:font-weight-asian="normal" style:font-weight-complex="normal"/>
    </style:style>
    <style:style style:name="T12" style:family="text">
      <style:text-properties fo:font-weight="normal" officeooo:rsid="0020b178" style:font-weight-asian="normal" style:font-weight-complex="normal"/>
    </style:style>
    <style:style style:name="T13" style:family="text">
      <style:text-properties fo:font-weight="normal" officeooo:rsid="002193f3" style:font-weight-asian="normal" style:font-weight-complex="normal"/>
    </style:style>
    <style:style style:name="T14" style:family="text">
      <style:text-properties fo:font-weight="normal" officeooo:rsid="00232252" style:font-weight-asian="normal" style:font-weight-complex="normal"/>
    </style:style>
    <style:style style:name="T15" style:family="text">
      <style:text-properties fo:font-weight="normal" officeooo:rsid="002411a4" style:font-weight-asian="normal" style:font-weight-complex="normal"/>
    </style:style>
    <style:style style:name="T16" style:family="text">
      <style:text-properties fo:font-weight="normal" officeooo:rsid="0024af1a" style:font-weight-asian="normal" style:font-weight-complex="normal"/>
    </style:style>
    <style:style style:name="T17" style:family="text">
      <style:text-properties fo:font-weight="normal" officeooo:rsid="002db877" style:font-weight-asian="normal" style:font-weight-complex="normal"/>
    </style:style>
    <style:style style:name="T18" style:family="text">
      <style:text-properties fo:font-weight="normal" officeooo:rsid="002e13ab" style:font-weight-asian="normal" style:font-weight-complex="normal"/>
    </style:style>
    <style:style style:name="T19" style:family="text">
      <style:text-properties fo:font-weight="normal" officeooo:rsid="002f6d87" style:font-weight-asian="normal" style:font-weight-complex="normal"/>
    </style:style>
    <style:style style:name="T20" style:family="text">
      <style:text-properties fo:font-weight="normal" officeooo:rsid="0030ef00" style:font-weight-asian="normal" style:font-weight-complex="normal"/>
    </style:style>
    <style:style style:name="T21" style:family="text">
      <style:text-properties fo:font-weight="normal" officeooo:rsid="003101a5" style:font-weight-asian="normal" style:font-weight-complex="normal"/>
    </style:style>
    <style:style style:name="T22" style:family="text">
      <style:text-properties fo:font-weight="normal" officeooo:rsid="00329c4e" style:font-weight-asian="normal" style:font-weight-complex="normal"/>
    </style:style>
    <style:style style:name="T23" style:family="text">
      <style:text-properties fo:font-weight="normal" officeooo:rsid="004ea3d6" style:font-weight-asian="normal" style:font-weight-complex="normal"/>
    </style:style>
    <style:style style:name="T24" style:family="text">
      <style:text-properties fo:font-weight="normal" officeooo:rsid="00513150" style:font-weight-asian="normal" style:font-weight-complex="normal"/>
    </style:style>
    <style:style style:name="T25" style:family="text">
      <style:text-properties fo:font-weight="normal" officeooo:rsid="0055eb93" style:font-weight-asian="normal" style:font-weight-complex="normal"/>
    </style:style>
    <style:style style:name="T26" style:family="text">
      <style:text-properties fo:font-weight="normal" officeooo:rsid="006080c7" style:font-weight-asian="normal" style:font-weight-complex="normal"/>
    </style:style>
    <style:style style:name="T27" style:family="text">
      <style:text-properties fo:font-weight="normal" officeooo:rsid="006088cc" style:font-weight-asian="normal" style:font-weight-complex="normal"/>
    </style:style>
    <style:style style:name="T28" style:family="text">
      <style:text-properties fo:font-variant="small-caps" fo:font-weight="normal" officeooo:rsid="002411a4" style:font-weight-asian="normal" style:font-weight-complex="normal"/>
    </style:style>
    <style:style style:name="T29" style:family="text">
      <style:text-properties style:font-name="Times New Roman1" fo:font-weight="normal" officeooo:rsid="002411a4" style:font-weight-asian="normal" style:font-weight-complex="normal"/>
    </style:style>
    <style:style style:name="T30" style:family="text">
      <style:text-properties style:font-name="Times New Roman1" fo:font-weight="normal" officeooo:rsid="00245ffd" style:font-weight-asian="normal" style:font-weight-complex="normal"/>
    </style:style>
    <style:style style:name="T31" style:family="text">
      <style:text-properties style:font-name="Times New Roman1" fo:font-weight="normal" officeooo:rsid="0024af1a" style:font-weight-asian="normal" style:font-weight-complex="normal"/>
    </style:style>
    <style:style style:name="T32" style:family="text">
      <style:text-properties style:font-name="Times New Roman1" fo:font-weight="normal" officeooo:rsid="0024ec12" style:font-weight-asian="normal" style:font-weight-complex="normal"/>
    </style:style>
    <style:style style:name="T33" style:family="text">
      <style:text-properties style:font-name="Times New Roman1" fo:font-weight="normal" officeooo:rsid="0025a426" style:font-weight-asian="normal" style:font-weight-complex="normal"/>
    </style:style>
    <style:style style:name="T34" style:family="text">
      <style:text-properties style:font-name="Times New Roman1" fo:font-weight="normal" officeooo:rsid="0027553b" style:font-weight-asian="normal" style:font-weight-complex="normal"/>
    </style:style>
    <style:style style:name="T35" style:family="text">
      <style:text-properties style:font-name="Times New Roman1" fo:font-weight="normal" officeooo:rsid="0029b081" style:font-weight-asian="normal" style:font-weight-complex="normal"/>
    </style:style>
    <style:style style:name="T36" style:family="text">
      <style:text-properties style:font-name="Times New Roman1" fo:font-weight="normal" officeooo:rsid="0033a42e" style:font-weight-asian="normal" style:font-weight-complex="normal"/>
    </style:style>
    <style:style style:name="T37" style:family="text">
      <style:text-properties style:font-name="Times New Roman1" fo:font-weight="normal" officeooo:rsid="003577df" style:font-weight-asian="normal" style:font-weight-complex="normal"/>
    </style:style>
    <style:style style:name="T38" style:family="text">
      <style:text-properties style:font-name="Times New Roman1" fo:font-weight="normal" officeooo:rsid="003687ce" style:font-weight-asian="normal" style:font-weight-complex="normal"/>
    </style:style>
    <style:style style:name="T39" style:family="text">
      <style:text-properties style:font-name="Times New Roman1" fo:font-weight="normal" officeooo:rsid="003810cb" style:font-weight-asian="normal" style:font-weight-complex="normal"/>
    </style:style>
    <style:style style:name="T40" style:family="text">
      <style:text-properties style:font-name="Times New Roman1" fo:font-weight="normal" officeooo:rsid="0038f0b9" style:font-weight-asian="normal" style:font-weight-complex="normal"/>
    </style:style>
    <style:style style:name="T41" style:family="text">
      <style:text-properties style:font-name="Times New Roman1" fo:font-weight="normal" officeooo:rsid="0055eb93" style:font-weight-asian="normal" style:font-weight-complex="normal"/>
    </style:style>
    <style:style style:name="T42" style:family="text">
      <style:text-properties style:font-name="Times New Roman1" fo:font-weight="normal" officeooo:rsid="006088cc" style:font-weight-asian="normal" style:font-weight-complex="normal"/>
    </style:style>
    <style:style style:name="T43" style:family="text">
      <style:text-properties style:font-name="Times New Roman1" fo:font-weight="normal" officeooo:rsid="00610287" style:font-weight-asian="normal" style:font-weight-complex="normal"/>
    </style:style>
    <style:style style:name="T44" style:family="text">
      <style:text-properties style:font-name="Times New Roman1" fo:font-weight="normal" officeooo:rsid="006169cc" style:font-weight-asian="normal" style:font-weight-complex="normal"/>
    </style:style>
    <style:style style:name="T45" style:family="text">
      <style:text-properties style:font-name="Times New Roman1" fo:font-weight="normal" officeooo:rsid="0055eb93" style:font-name-asian="Times New Roman1" style:font-weight-asian="normal" style:font-name-complex="Times New Roman1" style:font-weight-complex="normal"/>
    </style:style>
    <style:style style:name="T46" style:family="text">
      <style:text-properties style:font-name="Times New Roman1" fo:font-weight="normal" officeooo:rsid="00533e0e" style:font-name-asian="Times New Roman1" style:font-weight-asian="normal" style:font-name-complex="Times New Roman1" style:font-weight-complex="normal"/>
    </style:style>
    <style:style style:name="T47" style:family="text">
      <style:text-properties style:font-name="Times New Roman1" officeooo:rsid="0051e9a3" style:font-name-asian="Times New Roman1" style:font-name-complex="Times New Roman1"/>
    </style:style>
    <style:style style:name="T48" style:family="text">
      <style:text-properties style:font-name="Times New Roman1" officeooo:rsid="00533e0e" style:font-name-asian="Times New Roman1" style:font-name-complex="Times New Roman1"/>
    </style:style>
    <style:style style:name="T49" style:family="text">
      <style:text-properties style:font-name="Times New Roman1" officeooo:rsid="0054768a" style:font-name-asian="Times New Roman1" style:font-name-complex="Times New Roman1"/>
    </style:style>
    <style:style style:name="T50" style:family="text">
      <style:text-properties style:font-name="Times New Roman1" fo:font-style="normal" officeooo:rsid="00533e0e" style:font-name-asian="Times New Roman1" style:font-style-asian="normal" style:font-name-complex="Times New Roman1" style:font-style-complex="normal"/>
    </style:style>
    <style:style style:name="T51" style:family="text">
      <style:text-properties officeooo:rsid="003ca0fe"/>
    </style:style>
    <style:style style:name="T52" style:family="text">
      <style:text-properties officeooo:rsid="0043be28"/>
    </style:style>
    <style:style style:name="T53" style:family="text">
      <style:text-properties officeooo:rsid="004ea3d6"/>
    </style:style>
    <style:style style:name="T54" style:family="text">
      <style:text-properties officeooo:rsid="0051c591"/>
    </style:style>
    <style:style style:name="T55" style:family="text">
      <style:text-properties officeooo:rsid="0051e9a3" style:font-name-asian="Droid Sans Fallback" style:font-name-complex="FreeSans"/>
    </style:style>
    <style:style style:name="T56" style:family="text">
      <style:text-properties officeooo:rsid="00533e0e" style:font-name-asian="Droid Sans Fallback" style:font-name-complex="FreeSans"/>
    </style:style>
    <style:style style:name="T57" style:family="text">
      <style:text-properties officeooo:rsid="0054768a"/>
    </style:style>
    <style:style style:name="T58" style:family="text">
      <style:text-properties fo:font-style="normal" officeooo:rsid="0054768a" style:font-style-asian="normal" style:font-style-complex="normal"/>
    </style:style>
    <style:style style:name="T59" style:family="text">
      <style:text-properties fo:font-style="normal" officeooo:rsid="0051e9a3" style:font-style-asian="normal" style:font-style-complex="normal"/>
    </style:style>
    <style:style style:name="T60" style:family="text">
      <style:text-properties officeooo:rsid="0055eb93"/>
    </style:style>
    <style:style style:name="T61" style:family="text">
      <style:text-properties officeooo:rsid="00586733"/>
    </style:style>
    <style:style style:name="T62" style:family="text">
      <style:text-properties officeooo:rsid="005b0d2a"/>
    </style:style>
    <style:style style:name="T63" style:family="text">
      <style:text-properties officeooo:rsid="006088c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Le chevalier</text:p>
      <text:p text:style-name="P2"/>
      <text:p text:style-name="P2"/>
      <text:p text:style-name="P4"><text:tab/><text:span text:style-name="T1">Mordrain et Nascien sont des guerriers. Bien que Mordrain était roi en Orient, avant de partir pour la Grande Bretagne, le caractère royal de sa personne décline tout au long du roman. Sa foi est chancelante et son autorité fragile. Conséquence directe : un parcours militaire douloureux. Finalement, coupable d'un fatidique péché d'idolâtrie et victime d'un châtiment sévère, il réalise qu'une vie d'ermite l'attend dans la forêt. À la suite de la vaste campagne militaire en Grande Bretagne, Mordrain quitte définitivement la compagnie. Dès lors, la figure de Célidoine, qui incarne le véritable roi chrétien, s'impose et éclipse totalement celle de Mordrain.</text:span></text:p>
      <text:p text:style-name="P3"><text:span text:style-name="T3"><text:tab/></text:span><text:span text:style-name="T18">Toutefois, bien qu'il connût de graves difficultés, Mordrain demeure</text:span><text:span text:style-name="T4"> un</text:span><text:span text:style-name="T5">e figure militaire de premier plan dans les différentes guerres qui ont contribué à </text:span><text:span text:style-name="T17">l'expansion</text:span><text:span text:style-name="T5"> de la société chrétienne en Orient et en Occident. Mordrain, Nascien, </text:span><text:span text:style-name="T17">mais aussi</text:span><text:span text:style-name="T5"> </text:span><text:span text:style-name="T17">Ganor </text:span><text:span text:style-name="T18">et Célidoine, parce qu'il est le roi des trois fonctions,</text:span><text:span text:style-name="T17"> sont des chefs de guerre</text:span><text:span text:style-name="T6"> </text:span><text:span text:style-name="T17">et </text:span><text:span text:style-name="T6">représenten</text:span><text:span text:style-name="T17">t</text:span><text:span text:style-name="T6"> la puissance guerrière. </text:span><text:span text:style-name="T18">Enfin, Pierre ne conduit pas d'armée mais brille par ses vertus.</text:span><text:span text:style-name="T5"> </text:span><text:span text:style-name="T6">Tou</text:span><text:span text:style-name="T5">s sont chevaliers.</text:span></text:p>
      <text:p text:style-name="P3"/>
      <text:p text:style-name="P3"><text:span text:style-name="T5"><text:tab/></text:span><text:span text:style-name="T6">Mordrain et Nascien, bien qu'occupant la même fonction, se distinguent par leurs vertus. </text:span><text:span text:style-name="T7">Ces deux personnages sont à la fois si proches </text:span><text:span text:style-name="T18">dans l'aventure</text:span><text:span text:style-name="T7"> et si éloignés </text:span><text:span text:style-name="T18">dans la vertu</text:span><text:span text:style-name="T7"> qu'ils seront privilégiés par l'analyse.</text:span></text:p>
      <text:p text:style-name="P3"/>
      <text:p text:style-name="P3"/>
      <text:p text:style-name="P6"><text:span text:style-name="T7">D</text:span><text:span text:style-name="T2">ans la guerre</text:span></text:p>
      <text:p text:style-name="P5"/>
      <text:p text:style-name="P5"><text:span text:style-name="T2"><text:tab/></text:span><text:span text:style-name="T8">La guerre contre le roi Tholomé, au début du récit, est un épisode important : après une victoire difficile, Évalac et Séraphé se convertissent au christianisme et deviennent Mordrain et Nascien. Au cours de cette guerre, chacun d'eux révèle les aspects fondamentaux de son caractère. Mordrain s'illustre par </text:span><text:span text:style-name="T19">son inconséquence et sa fougue</text:span><text:span text:style-name="T8">, Nascien par ses prouesses </text:span><text:span text:style-name="T18">et sa bonté</text:span><text:span text:style-name="T8">.</text:span></text:p>
      <text:p text:style-name="P5"/>
      <text:p text:style-name="P5"><text:span text:style-name="T8"><text:tab/></text:span><text:span text:style-name="T9">Le début de la guerre offre d'emblée un </text:span><text:span text:style-name="T20">violent</text:span><text:span text:style-name="T9"> contraste : Mordrain essuie une première défaite </text:span><text:span text:style-name="T26">humiliante</text:span><text:span text:style-name="T9"> </text:span><text:span text:style-name="T11">contre</text:span><text:span text:style-name="T9"> Tholomé. </text:span><text:span text:style-name="T26">Il fuit avec son armée</text:span><text:span text:style-name="T9">. Nascien, prévenu </text:span><text:soft-page-break/><text:span text:style-name="T9">par Sarracinte, rejoint Mordrain </text:span><text:span text:style-name="T26">dans la bataille. Il se bat par amitié</text:span><text:span text:style-name="T9">. Ce dernier, </text:span><text:span text:style-name="T26">malgré la haine que nourrissait Mordrain à son égard</text:span><text:span text:style-name="T9">, </text:span><text:span text:style-name="T10">répond à l'appel de sa sœur et </text:span><text:span text:style-name="T9">apporte un soutien inconditionnel à son beau-frère. </text:span><text:span text:style-name="T10">Éperdu de reconnaissance, Mordrain se confond en remerciements :</text:span></text:p>
      <text:p text:style-name="P5"/>
      <text:p text:style-name="P25"><text:span text:style-name="T60">§93. </text:span><text:span text:style-name="T48">[…] </text:span>« Biaus dous secourges, puis que avés l'afaire si empris, il vous couvient que vous me faites mout grant aïde jusques au chief de la bataille : car on ne puet son ami si bien asprouver que au besoing. Or vous proi je et requier que vous me soiés aïdans a deffendre la terre vostre serour, et je vous amenderai mout hautement ce que je vous ai tant haï, a vostre volenté, quant nous serons retourné a Sarras ou en vostre maison, et voiant tout vostre barnage. »</text:p>
      <text:p text:style-name="P8"/>
      <text:p text:style-name="P9"><text:span text:style-name="T10"><text:tab/></text:span><text:span text:style-name="T11">Mordrain fuit devant Tholomé et est redevable de Nascien. </text:span><text:span text:style-name="T20">Nascien</text:span><text:span text:style-name="T11"> ignore </text:span><text:span text:style-name="T12">la vaine discorde et </text:span><text:span text:style-name="T11">s'engage par fidélité. </text:span><text:span text:style-name="T20">L'un est irréfléchi. L'autre est brave. </text:span><text:span text:style-name="T12">Entre les deux chevaliers, l'équilibre est rompu. Il ne sera jamais rétabli.</text:span></text:p>
      <text:p text:style-name="P9"/>
      <text:p text:style-name="P9"><text:span text:style-name="T12"><text:tab/>Les épisodes </text:span><text:span text:style-name="T21">successifs </text:span><text:span text:style-name="T12">des guerres contre le roi Tholomé en Orient et contre le roi Crudel en Grande Bretagne sont le théâtre de faits d'armes quasiment </text:span><text:span text:style-name="T21">contradictoires</text:span><text:span text:style-name="T12"> de la part d</text:span><text:span text:style-name="T21">es deux chevaliers</text:span><text:span text:style-name="T12"> </text:span><text:span text:style-name="T21">et confirment la tendance prise dès le départ</text:span><text:span text:style-name="T12">. </text:span><text:span text:style-name="T21">Mordrain</text:span><text:span text:style-name="T12"> </text:span><text:span text:style-name="T21">est</text:span><text:span text:style-name="T12"> </text:span><text:span text:style-name="T14">malheureux</text:span><text:span text:style-name="T12"> dans les combats. </text:span><text:span text:style-name="T21">Nascien</text:span><text:span text:style-name="T12"> f</text:span><text:span text:style-name="T21">ait</text:span><text:span text:style-name="T12"> des prodiges.</text:span></text:p>
      <text:p text:style-name="P9"><text:span text:style-name="T12"><text:tab/></text:span><text:span text:style-name="T13">À deux reprises, Mordrain prend le dessous et se fait capturé. La première fois par les soldats de Tholomé (§111), la seconde par ceux de Crudel (§508). Il est </text:span><text:span text:style-name="T14">finalement</text:span><text:span text:style-name="T13"> délivré par le mystérieux Chevalier Blanc (§</text:span><text:span text:style-name="T14">112) et par Nascien (§509). </text:span><text:span text:style-name="T22">De son côté, </text:span><text:span text:style-name="T16">Nascien </text:span><text:span text:style-name="T22">a presque toujours le dessus. Il</text:span><text:span text:style-name="T16"> participe à trois guerres : contre le roi Tholomé, contre le roi de Northumberland et contre le roi Crudel. </text:span><text:span text:style-name="T14">À chaque </text:span><text:span text:style-name="T16">fois</text:span><text:span text:style-name="T14">, </text:span><text:span text:style-name="T16">il </text:span><text:span text:style-name="T14">multiplie les exploits :</text:span></text:p>
      <text:p text:style-name="P9"/>
      <text:p text:style-name="P22"><text:span text:style-name="T25">§105. </text:span><text:span text:style-name="T46">[…] </text:span><text:span text:style-name="T15">Molt le firent bien les gens le duc Seraphé au conmencement ; mais onques proece que nus i feïst ne se pot apareillier a celi qu'il faisoit de sa main : car il tenoit a .</text:span><text:span text:style-name="T28">ii</text:span><text:span text:style-name="T15">. mains une hace danoise fort et bien trenchant a grant merveille. </text:span><text:span text:style-name="T29">[…] Et li rois Amalac qui molt en estoit liés moustroit a ses gens le grant merveille que Seraphés faisoit, et que ce estoit li chevaliers de tout le monde de qui prouece il vauroit mix avoir en la soie baillie.</text:span></text:p>
      <text:p text:style-name="P22"><text:span text:style-name="T41">§105 </text:span><text:span text:style-name="T46">[…] </text:span><text:span text:style-name="T29">Mais por nule prouece ne pour nule bien faire ne se fuissent il tenu, se n'eüst esté li biens fais Seraphé. Mais cil faisoit mervellouses proueces.</text:span></text:p>
      <text:p text:style-name="P22"><text:span text:style-name="T41">§487. </text:span><text:span text:style-name="T46">[…] </text:span><text:span text:style-name="T29">Si faisoit tel merveille d'armes que nus qui le veoit ne l'atendoit a cop s'il </text:span><text:soft-page-break/><text:span text:style-name="T29">ne fust plus fols que autres.</text:span></text:p>
      <text:p text:style-name="P22"><text:span text:style-name="T45">§508. </text:span><text:span text:style-name="T46">[…] </text:span><text:span text:style-name="T30">Et Nasciens conmencha tant a faire d'armes que nus ne le veïst qu'il nel tenist au meillour chevalier del monde </text:span><text:span text:style-name="T29">[…]</text:span><text:span text:style-name="T30">.</text:span></text:p>
      <text:p text:style-name="P10"/>
      <text:p text:style-name="P10"><text:span text:style-name="T30"><text:tab/></text:span><text:span text:style-name="T31">Et comm</text:span><text:span text:style-name="T36">e</text:span><text:span text:style-name="T31"> </text:span><text:span text:style-name="T36">témoignage </text:span><text:span text:style-name="T31">absolu de sa valeur guerrière, Nascien parvient à tuer deux adversaires charismatiques : Manar</text:span><text:span text:style-name="T36">t</text:span><text:span text:style-name="T31">ur, le frère du roi Tholomé (§107), et le roi de Northumberland (§488). Néanmoins, il n'est pas </text:span><text:span text:style-name="T32">le </text:span><text:span text:style-name="T31">seul chevalier chrétien à tuer des rois païens. Pierre tue le roi Méréam en duel (§579) et Ganor tue le roi Crudel (§508). Seul Mordrain ne tue aucun chef </text:span><text:span text:style-name="T43">ennemi</text:span><text:span text:style-name="T31">. </text:span><text:span text:style-name="T43">Quel acte plus haut dans la vie d'un soldat que d'abattre un roi, symbole de la puissance et centre névralgique de toute une armée ? Nascien, Ganor et Pierre </text:span><text:span text:style-name="T44">ont porté par leurs prouesses des coups terribles à leurs adversaires</text:span><text:span text:style-name="T43"> </text:span><text:span text:style-name="T44">et provoqué de grands bouleversements. Lorsque Ganor tue le roi Crudel, il signe la fin de la guerre. Et lorsque Pierre tue le roi Méréam, c'est tout un royaume qui se convertit.</text:span></text:p>
      <text:p text:style-name="P12"><text:span text:style-name="T31"><text:tab/></text:span><text:span text:style-name="T44">Quant à Nascien</text:span><text:span text:style-name="T42">,</text:span><text:span text:style-name="T33"> </text:span><text:span text:style-name="T44">il </text:span><text:span text:style-name="T33">est le </text:span><text:span text:style-name="T34">principal</text:span><text:span text:style-name="T33"> artisan de la victoire contre le roi Tholomé. </text:span><text:span text:style-name="T34">T</text:span><text:span text:style-name="T33">u</text:span><text:span text:style-name="T34">ant</text:span><text:span text:style-name="T33"> le </text:span><text:span text:style-name="T34">roi </text:span><text:span text:style-name="T33">de Northumberland, </text:span><text:span text:style-name="T34">immédiatement il provoque la fuite de toute l'armée païenne. Fondant sur les soldats du roi Crudel qui retiennent Mordrain, il les disperse et les oblige à s'enfuir. Il y a dans </text:span><text:span text:style-name="T44">s</text:span><text:span text:style-name="T34">es actes guerriers, </text:span><text:span text:style-name="T44">encore davantage que dans ceux de Ganor et Pierre,</text:span><text:span text:style-name="T34"> un caractère déterminant qui est absent dans ceux de Mordrain.</text:span><text:span text:style-name="T36"> </text:span><text:span text:style-name="T37">En véritable héros de la chrétienté naissante, exalté par les combats et que rien ne démoralise, Nascien porte la vertu guerrière à son point culminant. </text:span><text:span text:style-name="T36">Difficile d'imaginer la moindre victoire sans lui. </text:span><text:span text:style-name="T37">Si Josephé inspire l'odyssée chrétienne par la sagesse, Nascien la porte par les armes.</text:span></text:p>
      <text:p text:style-name="P11"/>
      <text:p text:style-name="P11"><text:span text:style-name="T35"><text:tab/>À la fin de la guerre, lorsque </text:span><text:span text:style-name="T39">Nabur, </text:span><text:span text:style-name="T35">le sénéchal de Tholomé, se rend, Mordrain </text:span><text:span text:style-name="T42">veut</text:span><text:span text:style-name="T35"> de l'exécuter </text:span><text:span text:style-name="T38">par vengeance</text:span><text:span text:style-name="T35">. Mais Nascien intervient et assure au roi qu'un tel meurtre serait vain. </text:span><text:span text:style-name="T38">Se faisant ainsi le protecteur inattendu de l'ennemi, Nascien achève d'asseoir l'image d</text:span><text:span text:style-name="T40">u</text:span><text:span text:style-name="T38"> chevalier chrétien </text:span><text:span text:style-name="T42">honorable</text:span><text:span text:style-name="T38"> et enfonce davantage Mordrain dans celle du guerrier cruel et inconsidéré :</text:span></text:p>
      <text:p text:style-name="P11"/>
      <text:p text:style-name="P26"><text:span text:style-name="T57">§118. </text:span>Lors le prist a force, et le fist desarmer ; et li eüst copee la teste en la place sans remuer, quant Seraphés se feri entr'aus .ii. et li dist : « Ha ! Sire, qu'est ce que vous volés faire ? Se vous i avés perdu vostre seneschal, et Tholomés i a perdu son frere qui il n'aimoit mie mains que vous faisiés vostre seneschal ! » Ensi apaiia Seraphés le roi, et garanti le seneschal.</text:p>
      <text:p text:style-name="P11"><text:soft-page-break/></text:p>
      <text:p text:style-name="P11"/>
      <text:p text:style-name="P21">Dans la foi</text:p>
      <text:p text:style-name="P13"/>
      <text:p text:style-name="P16"><text:tab/><text:span text:style-name="T51">Si dans une aventure tout entière tendue vers le Christ, les faits d'armes sont déjà l'éloquent reflet de la foi, beaucoup d'autres actes doivent être considérés comme des marqueurs de vertu religieuse. L'inégalité règne au sein d'un complexe de personnages qui donnent tous des signes d'élection différents. Dans une vie de chrétien, la piété est la plus haute des vertus, mais le doute le plus dangereux écueil. Et les chevaliers du roman sont plus ou moins heureux sur le chemin de la foi. Le même contraste continue de distinguer Mordrain de Nascien. En effet, les difficultés que connaît Mordrain dans les combats ne sont que le pendant militaire des difficultés qu'il connaît dans la vie.</text:span></text:p>
      <text:p text:style-name="P16"/>
      <text:p text:style-name="P18"><text:tab/>Baptisé d'un nom qui signifie « lent à croire », Mordrain est ainsi destiné à porter comme un emblème le signe de son impiété (§145). Sanctionnant son manque de foi, le baptême de Mordrain est une condamnation. Peu avant, le Saint Esprit descendit du ciel dans une grande clarté, pénétrant le corps de Nascien et le guérissant de ses blessures de guerre (§144). Célébrant la grâce qui lui est accordée, le baptême de Nascien est une bénédiction.</text:p>
      <text:p text:style-name="P16"/>
      <text:p text:style-name="P15"><text:tab/><text:span text:style-name="T52">Mordrain aura toujours un temps de retard sur Nascien. Ce n'est qu'après ce dernier qu'il demande le baptême (§145). Il ne comprend pas d'emblée le mystère de la Trinité, reste sceptique et demande des preuves (§73). Seule l'intervention édifiante de Josephé qui exorcise une statue et lui rappelle ses origines parvient à convaincre Mordrain de se convertir à la loi chrétienne (§84). Au contraire, Nascien, touché par la grâce, est rapidement initié.</text:span></text:p>
      <text:p text:style-name="P19"><text:tab/>Mordrain sera le dernier à quitter l'Orient. <text:span text:style-name="T63">Mais l</text:span>orsqu'il fait le voyage jusqu'en <text:span text:style-name="T63">Grande </text:span>Bretagne où tout le monde l'attend, il oublie un précieux écu et doit envoyer un écuyer le chercher à Sarras (§493). Cet écu est pourtant celui sur lequel Josephé avait miraculeusement inscrit une croix vermeille (§85) et qui permit à Mordrain d'invoquer la grâce du Seigneur pendant la guerre contre Tholomé (§111). Il sera finalement conservé dans l'abbaye que Mordrain fait construire dans la forêt (§593). Cet épisode du départ en Grande Bretagne, qui frise le ridicule, démontre une fois de plus la faiblesse de Mordrain. Bien qu'armé d'une forte volonté, il ne réussit que partiellement ce qu'il <text:soft-page-break/>entreprend. Seul personnage capable d'oublier un tel objet, Mordrain incarne la figure du chrétien naïf que le manque de foi condamne à un vie médiocre.</text:p>
      <text:p text:style-name="P14"/>
      <text:p text:style-name="P17"><text:tab/><text:span text:style-name="T53">Deux épisodes analogues illustrent très clairement à la fois la proximité et le décalage entre Nascien et Mordrain. Tous deux cèdent au désir de soulever le voile qui recouvre le Graal pour regarder à l'intérieur (§157 et §511). Tous deux sont donc dans le péché et subissent le châtiment que mérite leur conduite. Le Seigneur est toutefois beaucoup plus favorable envers Nascien. Son châtiment est moins sévère puisqu'il ne perd que l'usage de la vue, alors que Mordrain perd l'usage de la vue et des membres. Finalement, Nascien est très vite guéri par un ange </text:span><text:span text:style-name="T23">(§160). </text:span><text:span text:style-name="T24">Mordrain </text:span><text:span text:style-name="T27">n'est pas guéri et</text:span><text:span text:style-name="T53"> vivra dans l'infirmité, enfermé dans son abbaye, jusqu'à la venue salvatrice de Galaad.</text:span></text:p>
      <text:p text:style-name="P17"><text:tab/><text:span text:style-name="T54">De plus, si cet événement revêt un caractère fatidique pour Mordrain, il est une <text:s/>véritable expérience mystique pour Nascien car, bien qu'aveuglé, il voit un cours instant ce qu'aucun mortel n'aurait dû voir. D'ailleurs, comme toute vision mystique, il sera incapable d'en partager toute la matière. Pour lui, l'expérience n'a rien de fatidique. Elle est initiatique.</text:span></text:p>
      <text:p text:style-name="P17"/>
      <text:p text:style-name="P24"><text:span text:style-name="T58">§157. </text:span><text:span text:style-name="T50">[…] </text:span><text:span text:style-name="T59">Si ne li fu pas assés ce que il avoit veü : si sousleva une platine dont li sains vaissiaus estoit couvers. Et quant il l'ot esgardé dedens, si se traïst ariere, et conmencha mout durement a penser et a trambler. Si s'asist, et maintenant senti qu'il ne veoit goute. Et quant li rois le vit asseoir, si s'esmerveilla mout et li demanda qu'il avoit veü. Et Nasciens dist :</text:span></text:p>
      <text:p text:style-name="P23"><text:span text:style-name="T57">§158. « Sire, je vous di : bien encerche des coses son signour que il en desert sa haïne ! </text:span><text:span text:style-name="T47">―</text:span><text:span text:style-name="T55"> </text:span><text:span text:style-name="T56">Pour coi, dist li rois, avés vos ce dit ? Avés vous tele chose veüe dont Jhesu Cris soit iriés ne coureciés envers vous ? </text:span><text:span text:style-name="T47">― </text:span><text:span text:style-name="T48">Par foi, dist Nasciens, je sai tout de voir que il est coureciés envers moi, pour ce que j'ai veü par outrage ce que nus hom mortex ne deüst veoir. […] Je ai veü, dist Nasciens, le grant hardement, le conmencement des grans proueces, l'enquerement des sains, le fondement de religion, la fin des bontés et </text:span><text:span text:style-name="T49">des gentilleces, et la merveille de toutes les merveilles du monde : ce est Dix. »</text:span></text:p>
      <text:p text:style-name="P27">§159. Aprés cel mot furent molt esbahi de ces merveilles que il ont oïes deviser ensi. Et li rois li demanda se il disoit voir que il eüst la clarté des ex perdue. Et Nasciens li dist que voirs estoit ce, et qu'il ne vausist mie que il ne l'eüst perdue par ensi que il n'eust veüe cele merveille. Lors conmencha mout durement a enquerre derechief quele cele merveille estoit et que ce pooit estre. Et Nasciens li dist que por noiient l'enqueroit plus, qu'il n'en savroit autre certainneté fors ce que il avoit veü, qui par nule mortel langue ne puet estre oïe ce contee.</text:p>
      <text:p text:style-name="P20"/>
      <text:p text:style-name="P20"><text:soft-page-break/><text:tab/><text:span text:style-name="T61">Lorsque Mordrain réalise qu'il est aveugle et paralytique, il demande une ultime faveur au Seigneur : vivre assez longtemps pour connaître Galaad le Bon Chevalier dont la venue a été annoncée. Mordrain fait alors ses adieux et se rend dans un ermitage en forêt. Il transforme finalement ce lieu en abbaye où viendra s'installer une communauté de moines (§514). Il y demeurera jusqu'à l'arrivée de Galaad, neuvième descendant de Célidoine.</text:span></text:p>
      <text:p text:style-name="P20"><text:tab/><text:span text:style-name="T62">Cet ultime acte de charité peut surprendre de la part de Mordrain. C'est un acte de foi qui vient s'ajouter à la pénitence de l'infirmité physique. En établissant un lieu de vie monastique avant de s'y cloîtrer pendant des générations, Mordrain participe une dernière fois, et sous la forme du rachat, au développement de la société chrétienne en Grande Bretagn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imes New Roman1" svg:font-family="'Times New Roman'" style:font-family-generic="roma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3.5cm" fo:margin-right="2.499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authier </meta:initial-creator>
    <meta:creation-date>2015-08-22T17:20:10.764417168</meta:creation-date>
    <dc:date>2015-08-31T08:42:18.687997092</dc:date>
    <dc:creator>Gauthier </dc:creator>
    <meta:editing-duration>PT17H44M24S</meta:editing-duration>
    <meta:editing-cycles>41</meta:editing-cycles>
    <meta:generator>LibreOffice/4.2.8.2$Linux_X86_64 LibreOffice_project/420m0$Build-2</meta:generator>
    <meta:document-statistic meta:table-count="0" meta:image-count="0" meta:object-count="0" meta:page-count="6" meta:paragraph-count="31" meta:word-count="2159" meta:character-count="12670" meta:non-whitespace-character-count="10522"/>
  </office:meta>
</office:document-meta>
</file>